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480C474D8D1CAA27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paragraph-rsid="00133577" style:font-size-asian="12pt"/>
    </style:style>
    <style:style style:name="P3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rsid="000a5f6d" officeooo:paragraph-rsid="000a5f6d" style:font-size-asian="12pt"/>
    </style:style>
    <style:style style:name="P4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5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6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7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P8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paragraph-rsid="001523d5" style:font-size-asian="12pt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officeooo:rsid="000c0116"/>
    </style:style>
    <style:style style:name="T4" style:family="text">
      <style:text-properties officeooo:rsid="000dc9ec"/>
    </style:style>
    <style:style style:name="T5" style:family="text">
      <style:text-properties officeooo:rsid="000f3701"/>
    </style:style>
    <style:style style:name="T6" style:family="text">
      <style:text-properties officeooo:rsid="000f5035"/>
    </style:style>
    <style:style style:name="T7" style:family="text">
      <style:text-properties officeooo:rsid="00133577"/>
    </style:style>
    <style:style style:name="T8" style:family="text">
      <style:text-properties officeooo:rsid="0014a072"/>
    </style:style>
    <style:style style:name="T9" style:family="text">
      <style:text-properties officeooo:rsid="0015054b"/>
    </style:style>
    <style:style style:name="T10" style:family="text">
      <style:text-properties officeooo:rsid="0015601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 </text:p>
      <text:p text:style-name="P6"/>
      <text:p text:style-name="P4">2. </text:p>
      <text:p text:style-name="P4">3. </text:p>
      <text:p text:style-name="P4">4. </text:p>
      <text:p text:style-name="P4"/>
      <text:p text:style-name="P1">5. <text:span text:style-name="T3">Esta mañana he ido al centro de recepción de cartas para ver cómo los pajes lo preparan.</text:span> </text:p>
      <text:p text:style-name="P1">6. </text:p>
      <text:p text:style-name="P1">7. </text:p>
      <text:p text:style-name="P3"/>
      <text:p text:style-name="P1">8. </text:p>
      <text:p text:style-name="P8">9. <text:span text:style-name="T10">No nos podemos creer que estés a punto de saber las notas del primer trimestre.</text:span></text:p>
      <text:p text:style-name="P1">10. </text:p>
      <text:p text:style-name="P2">11. <text:span text:style-name="T7">mundo de los regalos!</text:span></text:p>
      <text:p text:style-name="P1"/>
      <text:p text:style-name="P1">12. <text:span text:style-name="T4">Este año, los tres reyes <text:s/>estamos muy orgullosos de ti por haberlo hecho tambien en</text:span> </text:p>
      <text:p text:style-name="P1">13. </text:p>
      <text:p text:style-name="P1">14. </text:p>
      <text:p text:style-name="P1"/>
      <text:p text:style-name="P1">15. <text:span text:style-name="T5">Ya sabes que en la noche de Reyes será muy larga para nosotros, y estaríamos muy</text:span> </text:p>
      <text:p text:style-name="P1">16. </text:p>
      <text:p text:style-name="P1">17.</text:p>
      <text:p text:style-name="P1"/>
      <text:p text:style-name="P1"><text:soft-page-break/>18. <text:span text:style-name="T6">Bueno, debo volver a la fábrica y asegurarme de que tu iPhone X está listo y</text:span> </text:p>
      <text:p text:style-name="P1">19. <text:span text:style-name="T9">Empaquetado. Por cierto</text:span> <text:s/><text:span text:style-name="T9">ya sabes que nuestra magia solo funciona mientras duermes.</text:span></text:p>
      <text:p text:style-name="P1">20. <text:span text:style-name="T8">¿verdad?</text:span></text:p>
      <text:p text:style-name="P1"/>
      <text:p text:style-name="P5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480C474D8D1CAA27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09:56:40.416183406</dc:date>
    <meta:editing-cycles>16</meta:editing-cycles>
    <meta:editing-duration>PT8H5M51S</meta:editing-duration>
    <meta:document-statistic meta:table-count="0" meta:image-count="1" meta:object-count="0" meta:page-count="2" meta:paragraph-count="21" meta:word-count="117" meta:character-count="596" meta:non-whitespace-character-count="482"/>
    <meta:template xlink:type="simple" xlink:actuate="onRequest" xlink:title="" xlink:href="Normal.dotm"/>
  </office:meta>
</office:document-meta>
</file>